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8472in"/>
    </style:style>
    <style:style style:name="co3" style:family="table-column">
      <style:table-column-properties fo:break-before="auto" style:column-width="4.4846in"/>
    </style:style>
    <style:style style:name="co4" style:family="table-column">
      <style:table-column-properties fo:break-before="auto" style:column-width="7.3366in"/>
    </style:style>
    <style:style style:name="co5" style:family="table-column">
      <style:table-column-properties fo:break-before="auto" style:column-width="2.4366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E50-CurrentProtectionTemplate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Vendor Link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coupling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AX44284EAUT+</text:p>
          </table:table-cell>
          <table:table-cell office:value-type="string" calcext:value-type="string">
            <text:p>21-0058I_MXM</text:p>
          </table:table-cell>
          <table:table-cell office:value-type="string" calcext:value-type="string">
            <text:p>https://datasheets.maximintegrated.com/en/ds/MAX44284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AN_IN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a xlink:href="https://nl.farnell.com/molex/39-29-9043/connector-header-4pos-2row-4-2mm/dp/1756683" xlink:type="simple">https://nl.farnell.com/molex/39-29-9043/connector-header-4pos-2row-4-2mm/dp/1756683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Package_SO:SOIC-18W_7.5x11.6mm_P1.27mm</text:p>
          </table:table-cell>
          <table:table-cell office:value-type="string" calcext:value-type="string">
            <text:p>https://ww1.microchip.com/downloads/en/DeviceDoc/MCP2515-Stand-Alone-CAN-Controller-with-SPI-20001801J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AX3051</text:p>
          </table:table-cell>
          <table:table-cell/>
          <table:table-cell office:value-type="string" calcext:value-type="string">
            <text:p>http://datasheets.maximintegrated.com/en/ds/MAX3051.pdf</text:p>
          </table:table-cell>
          <table:table-cell office:value-type="string" calcext:value-type="string">
            <text:p><text:a xlink:href="https://nl.farnell.com/maxim-integrated-products/max3051eka-t/can-transceiver-1mbps-3-3v-sot/dp/2517387" xlink:type="simple">https://nl.farnell.com/maxim-integrated-products/max3051eka-t/can-transceiver-1mbps-3-3v-sot/dp/2517387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PS7A2433DBVR</text:p>
          </table:table-cell>
          <table:table-cell office:value-type="string" calcext:value-type="string">
            <text:p>SOIC_01DBVR_T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0R01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a xlink:href="https://nl.rs-online.com/web/p/surface-mount-fixed-resistors/1260366/" xlink:type="simple">https://nl.rs-online.com/web/p/surface-mount-fixed-resistors/1260366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SP430FR2353TDBT</text:p>
          </table:table-cell>
          <table:table-cell office:value-type="string" calcext:value-type="string">
            <text:p>DBT38_T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7k</text:p>
          </table:table-cell>
          <table:table-cell/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4-Wire_JTAG_Programming</text:p>
          </table:table-cell>
          <table:table-cell office:value-type="string" calcext:value-type="string">
            <text:p>Connector_PinHeader_2.54mm:PinHeader_1x07_P2.54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.768kHz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a xlink:href="https://nl.farnell.com/w/c/crystals-oscillators/crystals?frequency-nom=32.768khz&amp;load-capacitance=12.5pf" xlink:type="simple">https://nl.farnell.com/w/c/crystals-oscillators/crystals?frequency-nom=32.768khz&amp;load-capacitance=12.5pf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16.0MHz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a xlink:href="https://nl.farnell.com/abracon/abls-4-000mhz-k4t/crystal-4mhz-18pf-hc-49us/dp/2467753" xlink:type="simple">https://nl.farnell.com/abracon/abls-4-000mhz-k4t/crystal-4mhz-18pf-hc-49us/dp/2467753</text:a> </text:p>
          </table:table-cell>
          <table:table-cell office:value-type="string" calcext:value-type="string">
            <text:p>Reserve: <text:a xlink:href="https://nl.farnell.com/iqd-frequency-products/lfxtal011300/crystal-4mhz-30pf-hc49/dp/2449448" xlink:type="simple">https://nl.farnell.com/iqd-frequency-products/lfxtal011300/crystal-4mhz-30pf-hc49/dp/2449448</text:a>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a xlink:href="https://nl.farnell.com/c-k-components/pts645sl50-2-lfs/tactile-switch-spst-0-05a-12vdc/dp/2435162" xlink:type="simple">https://nl.farnell.com/c-k-components/pts645sl50-2-lfs/tactile-switch-spst-0-05a-12vdc/dp/2435162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CLKOUT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a xlink:href="https://nl.rs-online.com/web/p/terminal-posts/2622034/" xlink:type="simple">https://nl.rs-online.com/web/p/terminal-posts/2622034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Only place on ends of the bus (120R)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AN_OUT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a xlink:href="https://nl.farnell.com/molex/39-29-9043/connector-header-4pos-2row-4-2mm/dp/1756683" xlink:type="simple">https://nl.farnell.com/molex/39-29-9043/connector-header-4pos-2row-4-2mm/dp/1756683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SP430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CP2515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AX3051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AX44284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AX44284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LML6346TRPBF</text:p>
          </table:table-cell>
          <table:table-cell office:value-type="string" calcext:value-type="string">
            <text:p>MICRO3_SOT-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4T09:15:35.879339813</dc:date>
    <meta:editing-duration>PT20H15M6S</meta:editing-duration>
    <meta:editing-cycles>2</meta:editing-cycles>
    <meta:generator>LibreOffice/6.4.7.2$Linux_X86_64 LibreOffice_project/40$Build-2</meta:generator>
    <meta:document-statistic meta:table-count="1" meta:cell-count="125" meta:object-count="0"/>
  </office:meta>
</office:document-meta>
</file>